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Consolas" fo:font-size="10.5pt" fo:font-weight="normal" fo:background-color="#1e1e1e"/>
    </style:style>
    <style:style style:name="T1" style:family="text">
      <style:text-properties fo:color="#d4d4d4" style:font-name="Consolas" fo:font-size="10.5pt" fo:font-weight="normal" fo:background-color="#1e1e1e" loext:char-shading-value="0"/>
    </style:style>
    <style:style style:name="T2" style:family="text">
      <style:text-properties fo:color="#9cdcfe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b5cea8"/>
    </style:style>
    <style:style style:name="T8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text:span text:style-name="T2">"usuarios"</text:span>:</text:p>
      <text:p text:style-name="P2">    <text:span text:style-name="T4">[</text:span></text:p>
      <text:p text:style-name="P2">        <text:span text:style-name="T4">{</text:span><text:span text:style-name="T3">"apelido"</text:span><text:span text:style-name="T4">: </text:span><text:span text:style-name="T6">"Jão "</text:span><text:span text:style-name="T4">, </text:span><text:span text:style-name="T3">"nome"</text:span><text:span text:style-name="T4">:</text:span><text:span text:style-name="T6">"Joao do Osso"</text:span><text:span text:style-name="T4"> , </text:span><text:span text:style-name="T3">"data"</text:span><text:span text:style-name="T4">: </text:span><text:span text:style-name="T6">"28/05/2008"</text:span><text:span text:style-name="T4"> ,</text:span><text:span text:style-name="T3">"senha"</text:span><text:span text:style-name="T4">: </text:span><text:span text:style-name="T8">123</text:span><text:span text:style-name="T4">,</text:span></text:p>
      <text:p text:style-name="P2">        <text:span text:style-name="T4">{</text:span><text:span text:style-name="T3">"apelido"</text:span><text:span text:style-name="T4">: </text:span><text:span text:style-name="T6">"Ze"</text:span><text:span text:style-name="T4">, </text:span><text:span text:style-name="T3">"nome"</text:span><text:span text:style-name="T4">:</text:span><text:span text:style-name="T6">"jose do Osso"</text:span><text:span text:style-name="T4"> , </text:span><text:span text:style-name="T3">"data"</text:span><text:span text:style-name="T4">: </text:span><text:span text:style-name="T6">"28/04/2009"</text:span><text:span text:style-name="T4"> ,</text:span><text:span text:style-name="T3">"senha"</text:span><text:span text:style-name="T4">: </text:span><text:span text:style-name="T8">432</text:span><text:span text:style-name="T4">}</text:span></text:p>
      <text:p text:style-name="P2">    <text:span text:style-name="T4">]</text:span></text:p>
      <text:p text:style-name="P3"><text:span text:style-name="T1">}</text:span></text:p>
      <text:p text:style-name="P1">{<text:span text:style-name="T2">"mensagem"</text:span>:</text:p>
      <text:p text:style-name="P2">    <text:span text:style-name="T4">[</text:span></text:p>
      <text:p text:style-name="P2">        <text:span text:style-name="T4">{</text:span></text:p>
      <text:p text:style-name="P2">            <text:span text:style-name="T3">"id"</text:span><text:span text:style-name="T4"> : </text:span><text:span text:style-name="T8">1</text:span><text:span text:style-name="T4">,</text:span></text:p>
      <text:p text:style-name="P2">            <text:span text:style-name="T3">"texto"</text:span><text:span text:style-name="T4">: </text:span><text:span text:style-name="T6">"bom dia1"</text:span><text:span text:style-name="T4">,</text:span></text:p>
      <text:p text:style-name="P2">            <text:span text:style-name="T3">"data"</text:span><text:span text:style-name="T4">: </text:span><text:span text:style-name="T6">"30/12/12"</text:span><text:span text:style-name="T4">,</text:span></text:p>
      <text:p text:style-name="P2">            <text:span text:style-name="T3">"remetente"</text:span><text:span text:style-name="T4">: </text:span><text:span text:style-name="T6">"ZE"</text:span><text:span text:style-name="T4">,</text:span></text:p>
      <text:p text:style-name="P2">            <text:span text:style-name="T3">"destinatario"</text:span><text:span text:style-name="T4">:  </text:span></text:p>
      <text:p text:style-name="P2">                <text:span text:style-name="T4">[</text:span></text:p>
      <text:p text:style-name="P2">                    <text:span text:style-name="T4">{</text:span><text:span text:style-name="T3">"JAO"</text:span><text:span text:style-name="T4">}</text:span></text:p>
      <text:p text:style-name="P2">                <text:span text:style-name="T4">],</text:span></text:p>
      <text:p text:style-name="P2">            <text:span text:style-name="T3">"resposta"</text:span><text:span text:style-name="T4">:</text:span></text:p>
      <text:p text:style-name="P2">                <text:span text:style-name="T4">[</text:span></text:p>
      <text:p text:style-name="P2">                    <text:span text:style-name="T4">{</text:span><text:span text:style-name="T3">"id"</text:span><text:span text:style-name="T4"> : </text:span><text:span text:style-name="T8">0</text:span><text:span text:style-name="T4">, </text:span><text:span text:style-name="T3">"remetente"</text:span><text:span text:style-name="T4">: </text:span><text:span text:style-name="T6">"jao"</text:span><text:span text:style-name="T4"> ,</text:span><text:span text:style-name="T3">"destinatario"</text:span><text:span text:style-name="T4">: [{</text:span><text:span text:style-name="T3">"ZE"</text:span><text:span text:style-name="T4">}], </text:span><text:span text:style-name="T3">"data"</text:span><text:span text:style-name="T4"> : </text:span><text:span text:style-name="T6">"25/05/2055"</text:span><text:span text:style-name="T4">, </text:span><text:span text:style-name="T3">"mensagem"</text:span><text:span text:style-name="T4"> : </text:span><text:span text:style-name="T6">"e aew pos1"</text:span><text:span text:style-name="T4">},</text:span></text:p>
      <text:p text:style-name="P2">                    <text:span text:style-name="T4">{</text:span><text:span text:style-name="T3">"id"</text:span><text:span text:style-name="T4"> : </text:span><text:span text:style-name="T8">1</text:span><text:span text:style-name="T4">, </text:span><text:span text:style-name="T3">"remetente"</text:span><text:span text:style-name="T4">: </text:span><text:span text:style-name="T6">"ZE"</text:span><text:span text:style-name="T4"> ,</text:span><text:span text:style-name="T3">"destinatario"</text:span><text:span text:style-name="T4">: [{</text:span><text:span text:style-name="T3">"JAO"</text:span><text:span text:style-name="T4">}], </text:span><text:span text:style-name="T3">"data"</text:span><text:span text:style-name="T4"> : </text:span><text:span text:style-name="T6">"13/12/12"</text:span><text:span text:style-name="T4">, </text:span><text:span text:style-name="T3">"mensagem"</text:span><text:span text:style-name="T4"> : </text:span><text:span text:style-name="T6">"OH Dom Piano!"</text:span><text:span text:style-name="T4">},</text:span></text:p>
      <text:p text:style-name="P2">                    <text:span text:style-name="T4">{</text:span><text:span text:style-name="T3">"id"</text:span><text:span text:style-name="T4"> : </text:span><text:span text:style-name="T8">2</text:span><text:span text:style-name="T4">, </text:span><text:span text:style-name="T3">"remetente"</text:span><text:span text:style-name="T4">: </text:span><text:span text:style-name="T6">"jao"</text:span><text:span text:style-name="T4"> ,</text:span><text:span text:style-name="T3">"destinatario"</text:span><text:span text:style-name="T4">: [{</text:span><text:span text:style-name="T3">"ZE"</text:span><text:span text:style-name="T4">}], </text:span><text:span text:style-name="T3">"data"</text:span><text:span text:style-name="T4"> : </text:span><text:span text:style-name="T6">"13/12/12"</text:span><text:span text:style-name="T4">, </text:span><text:span text:style-name="T3">"mensagem"</text:span><text:span text:style-name="T4"> : </text:span><text:span text:style-name="T6">"Oh Long Jhonson"</text:span><text:span text:style-name="T4">},</text:span></text:p>
      <text:p text:style-name="P2">                <text:span text:style-name="T4">] ,</text:span></text:p>
      <text:p text:style-name="P2">                </text:p>
      <text:p text:style-name="P2">        <text:span text:style-name="T4">}</text:span></text:p>
      <text:p text:style-name="P2">    <text:span text:style-name="T4">]</text:span></text:p>
      <text:p text:style-name="P1">}</text:p>
      <text:p text:style-name="P4"><text:line-break/></text:p>
      <text:p text:style-name="P1">SADD APELIDOS ZE</text:p>
      <text:p text:style-name="P1">SADD APELIDOS JAO</text:p>
      <text:p text:style-name="P1">HMSET USR:JAO APELIDO JAO NOME <text:span text:style-name="T5">"JOAO DO OSSO"</text:span> DATA <text:span text:style-name="T5">"28/05/2008"</text:span> SENHA <text:span text:style-name="T5">"123"</text:span></text:p>
      <text:p text:style-name="P1">HMSET USR:ZE APELIDO ZE NOME <text:span text:style-name="T5">"JOSE DO OSSO"</text:span> DATA <text:span text:style-name="T5">"28/04/2009"</text:span> SENHA <text:span text:style-name="T5">"432"</text:span></text:p>
      <text:p text:style-name="P3"/>
      <text:p text:style-name="P2"> </text:p>
      <text:p text:style-name="P1">HMSET MSG:<text:span text:style-name="T7">1</text:span>  REMETENTE ZE DESTINATARIO JAO  DATA <text:span text:style-name="T5">"30/12/12"</text:span> TEXTO <text:span text:style-name="T5">"bom dia1"</text:span></text:p>
      <text:p text:style-name="P1">SADD DESTINATARIO:MSG:<text:span text:style-name="T7">1</text:span> JAO</text:p>
      <text:p text:style-name="P1">HMSET MSG:<text:span text:style-name="T7">2</text:span> REMETENTE JAO DESTINATARIO ZE RESPOSTA:MSG:<text:span text:style-name="T7">1</text:span> <text:span text:style-name="T7">0</text:span> DATA <text:span text:style-name="T5">"25/05/2055"</text:span> TEXTO <text:span text:style-name="T5">"e aew pos0"</text:span></text:p>
      <text:p text:style-name="P1">ZADD RESPOSTA:MSG:<text:span text:style-name="T7">1</text:span> <text:span text:style-name="T7">0</text:span> <text:span text:style-name="T5">"e aew pos0"</text:span> </text:p>
      <text:p text:style-name="P1">SADD DESTINATARIO:MSG:<text:span text:style-name="T7">2</text:span> ZE</text:p>
      <text:p text:style-name="P1">HMSET MSG:<text:span text:style-name="T7">2</text:span> REMETENTE ZE DESTINATARIO JAO RESPOSTA:MSG:<text:span text:style-name="T7">1</text:span> <text:span text:style-name="T7">2</text:span> DATA <text:span text:style-name="T5">"13/12/12"</text:span> TEXTO <text:span text:style-name="T5">"Oh Dom Piano!"</text:span></text:p>
      <text:p text:style-name="P1">ZADD RESPOSTA:MSG:<text:span text:style-name="T7">1</text:span> <text:span text:style-name="T7">1</text:span> <text:span text:style-name="T5">"Oh Dom Piano!"</text:span> </text:p>
      <text:p text:style-name="P1">HMSET MSG:<text:span text:style-name="T7">3</text:span> REMETENTE JAO DESTINATARIO ZE RESPOSTA:MSG:<text:span text:style-name="T7">1</text:span> <text:span text:style-name="T7">2</text:span> DATA <text:span text:style-name="T5">"13/12/12"</text:span> TEXTO <text:span text:style-name="T5">"oh long jhonson"</text:span></text:p>
      <text:p text:style-name="P1">ZADD RESPOSTA:MSG:<text:span text:style-name="T7">1</text:span> <text:span text:style-name="T7">2</text:span> <text:span text:style-name="T5">"Oh Long Jhonson "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7:01:14.465000000</meta:creation-date>
    <dc:date>2020-05-05T17:02:39.943000000</dc:date>
    <meta:editing-duration>PT1M28S</meta:editing-duration>
    <meta:editing-cycles>1</meta:editing-cycles>
    <meta:document-statistic meta:table-count="0" meta:image-count="0" meta:object-count="0" meta:page-count="2" meta:paragraph-count="42" meta:word-count="202" meta:character-count="1615" meta:non-whitespace-character-count="1164"/>
    <meta:generator>LibreOffice/6.2.1.2$Windows_X86_64 LibreOffice_project/7bcb35dc3024a62dea0caee87020152d1ee96e71</meta:generator>
  </office:meta>
</office:document-meta>
</file>